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normal" fo:font-family="'Bahnschrift Light SemiCondensed'" style:font-family-asian="'Bahnschrift Light SemiCondensed'" style:font-family-complex="'Bahnschrift Light SemiCondensed'" fo:background-color="transparent" style:use-window-font-color="true"/>
    </style:style>
    <style:style style:name="T2"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3" style:family="text">
      <style:text-properties fo:font-size="12.00pt" fo:font-weight="normal" fo:font-family="'Bahnschrift Light SemiCondensed'" style:font-family-asian="'Bahnschrift Light SemiCondensed'" style:font-family-complex="'Bahnschrift Light SemiCondensed'" fo:background-color="transparent" style:use-window-font-color="true"/>
    </style:style>
    <style:style style:name="T4"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5" style:family="text">
      <style:text-properties fo:font-size="14.00pt" fo:font-weight="normal" fo:font-family="'Bahnschrift Light SemiCondensed'" style:font-family-asian="'Bahnschrift Light SemiCondensed'" style:font-family-complex="'Bahnschrift Light SemiCondensed'" fo:background-color="transparent" style:use-window-font-color="true"/>
    </style:style>
    <style:style style:name="T6" style:family="text">
      <style:text-properties fo:font-size="10.00pt" fo:font-weight="normal" fo:font-family="'Bahnschrift Light SemiCondensed'" style:font-family-asian="'Bahnschrift Light SemiCondensed'" style:font-family-complex="'Bahnschrift Light SemiCondensed'" fo:background-color="transparent" style:use-window-font-color="true"/>
    </style:style>
    <style:style style:name="T7"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8"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9"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10"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11"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12"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13"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14"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15"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16"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17"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18"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19"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20"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21"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22"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23"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24"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25"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26"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27"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28"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29"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30"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31"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32" style:family="text">
      <style:text-properties fo:font-size="11.00pt" fo:font-weight="normal" fo:font-family="'Bahnschrift Light SemiCondensed'" style:font-family-asian="'Bahnschrift Light SemiCondensed'" style:font-family-complex="'Bahnschrift Light SemiCondensed'" fo:background-color="transparent" fo:color="#ff0000"/>
    </style:style>
    <style:style style:name="T33" style:family="text">
      <style:text-properties fo:font-size="11.00pt" fo:font-weight="bold" fo:font-family="'Bahnschrift Light SemiCondensed'" style:font-family-asian="'Bahnschrift Light SemiCondensed'" style:font-family-complex="'Bahnschrift Light SemiCondensed'" fo:background-color="transparent" fo:color="#ff0000"/>
    </style:style>
    <style:style style:name="T34" style:family="text">
      <style:text-properties fo:font-size="11.00pt" fo:font-weight="normal" fo:font-family="'Bahnschrift Light SemiCondensed'" style:font-family-asian="'Bahnschrift Light SemiCondensed'" style:font-family-complex="'Bahnschrift Light SemiCondensed'" fo:background-color="transparent" fo:color="#ff0000"/>
    </style:style>
    <style:style style:name="T35"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36"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37"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38"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39"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40"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41"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42" style:family="text">
      <style:text-properties fo:font-size="14.00pt" fo:font-weight="normal" fo:font-family="'Bahnschrift Light SemiCondensed'" style:font-family-asian="'Bahnschrift Light SemiCondensed'" style:font-family-complex="'Bahnschrift Light SemiCondensed'" fo:background-color="transparent" style:use-window-font-color="true"/>
    </style:style>
    <style:style style:name="T43" style:family="text">
      <style:text-properties fo:font-size="14.00pt" fo:font-weight="normal" fo:font-family="'Bahnschrift Light SemiCondensed'" style:font-family-asian="'Bahnschrift Light SemiCondensed'" style:font-family-complex="'Bahnschrift Light SemiCondensed'" fo:background-color="transparent" style:use-window-font-color="true"/>
    </style:style>
    <style:style style:name="T44"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45"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46"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47"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48"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49"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50"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51"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52"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53"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54"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55"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56"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57"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58"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59"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60"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61" style:family="text">
      <style:text-properties fo:font-size="14.00pt" fo:font-weight="normal" fo:font-family="'Bahnschrift Light SemiCondensed'" style:font-family-asian="'Bahnschrift Light SemiCondensed'" style:font-family-complex="'Bahnschrift Light SemiCondensed'" fo:background-color="transparent" style:use-window-font-color="true"/>
    </style:style>
    <style:style style:name="T62"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63"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64"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65"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66"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67"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68"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69"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70" style:family="text">
      <style:text-properties fo:font-size="14.00pt" fo:font-weight="normal" fo:font-family="'Bahnschrift Light SemiCondensed'" style:font-family-asian="'Bahnschrift Light SemiCondensed'" style:font-family-complex="'Bahnschrift Light SemiCondensed'" fo:background-color="transparent" style:use-window-font-color="true"/>
    </style:style>
    <style:style style:name="T71"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72"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73"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74"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75"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76"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77"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78"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79"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80"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81"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82"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83"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00.00%" fo:text-align="left" fo:margin-bottom="10.00pt"/>
    </style:style>
    <style:style style:name="P4" style:family="paragraph">
      <style:paragraph-properties fo:line-height="115.00%" fo:text-align="left" fo:margin-bottom="10.00pt"/>
    </style:style>
  </office:automatic-styles>
  <office:body>
    <office:text>
      <text:p text:style-name="P1"><text:span text:style-name="T1">Dodgeball Simulator<text:s/></text:span><text:span text:style-name="T2"/></text:p>
      <text:p text:style-name="P1"><text:span text:style-name="T3">Jan Kompatscher (01527584) <text:line-break/>Doris Rhomberg (01649642) <text:line-break/></text:span><text:span text:style-name="T4"><text:s/></text:span></text:p>
      <text:p text:style-name="P2"><text:span text:style-name="T4"><text:s/></text:span></text:p>
      <text:p text:style-name="P2"><text:span text:style-name="T5">Implementierung<text:s/></text:span><text:span text:style-name="T6"/></text:p>
      <text:p text:style-name="P2"><text:span text:style-name="T7">Von der<text:s/></text:span><text:span text:style-name="T8">Main<text:s/></text:span><text:span text:style-name="T9">aus werden alle weiteren Klassen aufgerufen. Dort werden auch Teile von PhysX implementiert und der Raum, in denen sich die Figuren bewegen, ist hard-coded. </text:span></text:p>
      <text:p text:style-name="P2"><text:span text:style-name="T9">Im<text:s/></text:span><text:span text:style-name="T10">Window<text:s/></text:span><text:span text:style-name="T11">wird das Fenster erstellt.<text:s text:c="2"/></text:span></text:p>
      <text:p text:style-name="P2"><text:span text:style-name="T11">In der Klasse<text:s/></text:span><text:span text:style-name="T12">Settings<text:s/></text:span><text:span text:style-name="T13">werden alle Interaktionen implementiert. Die intuitive Steuerung beinhaltet Gehen, Laufen, Herumschauen und Werfen des Balles. Der Ball wird in Richtung eines Punktes etwas über der Bildschirmmitte geworfen, damit die Gegner nicht vom Spieler selbst verdeckt werden, wenn auf sie gezielt wird. Außerdem wird in dieser Klasse die Klasse<text:s/></text:span><text:span text:style-name="T14">INIReader</text:span><text:span text:style-name="T15">, welche die gesetzten Parameter aus dem<text:s/></text:span><text:span text:style-name="T16">settings.ini<text:s/></text:span><text:span text:style-name="T17">herausliest.</text:span></text:p>
      <text:p text:style-name="P2"><text:span text:style-name="T17">In den Klassen<text:s/></text:span><text:span text:style-name="T18">Model<text:s/></text:span><text:span text:style-name="T19">und<text:s/></text:span><text:span text:style-name="T20">Mesh<text:s/></text:span><text:span text:style-name="T21">werden die Modelle mittels Assimp geladen. </text:span></text:p>
      <text:p text:style-name="P2"><text:span text:style-name="T21">Die Klasse<text:s/></text:span><text:span text:style-name="T22">Ball<text:s/></text:span><text:span text:style-name="T23">erstellt einen Ball. </text:span></text:p>
      <text:p text:style-name="P2"><text:span text:style-name="T23">Unsere<text:s/></text:span><text:span text:style-name="T24">Camera<text:s/></text:span><text:span text:style-name="T25">ist eine 3rd Person Kamera. Sie rotiert um den Charakter, der sich jedoch nicht mitdreht, und kann nicht höher als 50 Grad und niedriger als -40 Grad bewegen. </text:span></text:p>
      <text:p text:style-name="P2"><text:span text:style-name="T26">CollisionCallback<text:s/></text:span><text:span text:style-name="T27">meldet sich, wenn eine Kollision passiert und ruft dann Enemy/PlayerCharacter.hit() auf. </text:span></text:p>
      <text:p text:style-name="P2"><text:span text:style-name="T28">Enemy<text:s/></text:span><text:span text:style-name="T29">implementiert die Gegner, die sich random bewegen.<text:s/></text:span><text:span text:style-name="T30">PlayerCharacter<text:s/></text:span><text:span text:style-name="T31">implementiert den eigenen Spieler. </text:span></text:p>
      <text:p text:style-name="P2"><text:span text:style-name="T32">Die Klasse<text:s/></text:span><text:span text:style-name="T33">Physics<text:s/></text:span><text:span text:style-name="T34">hat bislang noch keine Funktion, da wir das alles in der Main realisieren und das aber in Zukunft in diese Klasse auslagern möchten. Bislang verwenden wir die Physik für den Ball und die collision detection (zwischen Ball und Charactern).<text:s/></text:span><text:span text:style-name="T35"/></text:p>
      <text:p text:style-name="P2"><text:span text:style-name="T36">Shader<text:s/></text:span><text:span text:style-name="T37">erzeugt Shader.</text:span></text:p>
      <text:p text:style-name="P2"><text:span text:style-name="T38">Text_Renderer<text:s/></text:span><text:span text:style-name="T39">erstellt und rendert Text mit der FreeType Library. </text:span></text:p>
      <text:p text:style-name="P2"><text:span text:style-name="T39"><text:s/>In der Klasse<text:s/></text:span><text:span text:style-name="T40">Particle<text:s/></text:span><text:span text:style-name="T41">werden Konfettis erzeugt. Sie erscheinen, wenn der Spieler das Spiel gewonnen hat.</text:span></text:p>
      <text:p text:style-name="P2"><text:span text:style-name="T41"><text:s/></text:span></text:p>
      <text:p text:style-name="P2"><text:span text:style-name="T42">Features of the Game<text:s/></text:span><text:span text:style-name="T43"/></text:p>
      <text:list text:style-name="L3">
        <text:list-item>
          <text:p text:style-name="P3"><text:span text:style-name="T44">Vom Start Game Screen wird mit "ENTER" das Spiel gestartet. </text:span></text:p>
        </text:list-item>
        <text:list-item>
          <text:p text:style-name="P3"><text:span text:style-name="T44">Bewegen mit WASD, laufen durch gleichzeitiges Dr</text:span><text:span text:style-name="T45">ücken von shift.<text:s/></text:span><text:span text:style-name="T46"/></text:p>
        </text:list-item>
        <text:list-item>
          <text:p text:style-name="P3"><text:span text:style-name="T46">Der Ball geht automatisch an den Charakter<text:s/></text:span><text:span text:style-name="T47">über, in dessen Feld er zur Ruhe kommt.<text:s/></text:span><text:span text:style-name="T48"/></text:p>
        </text:list-item>
        <text:list-item>
          <text:p text:style-name="P3"><text:span text:style-name="T48">Werfen des Balles durch Dr</text:span><text:span text:style-name="T49">ücken der linken Maustaste.<text:s/></text:span><text:span text:style-name="T50"/></text:p>
        </text:list-item>
        <text:list-item>
          <text:p text:style-name="P3"><text:span text:style-name="T50">Zur</text:span><text:span text:style-name="T51">ücksetzen des Spiels durch Drücken von<text:s/></text:span><text:span text:style-name="T52">„</text:span><text:span text:style-name="T53">R</text:span><text:span text:style-name="T54">“</text:span><text:span text:style-name="T55">. </text:span></text:p>
        </text:list-item>
        <text:list-item>
          <text:p text:style-name="P3"><text:span text:style-name="T55">Aktivieren/deaktivieren des HUDs durch Dr</text:span><text:span text:style-name="T56">ücken von<text:s/></text:span><text:span text:style-name="T57">„</text:span><text:span text:style-name="T58">H</text:span><text:span text:style-name="T59">“</text:span><text:span text:style-name="T60">. </text:span></text:p>
        </text:list-item>
        <text:list-item>
          <text:p text:style-name="P3"><text:span text:style-name="T60">Anzeige der Leben des Spielers mit Hilfe von Herzen im linken oberen Eck. </text:span></text:p>
        </text:list-item>
        <text:list-item>
          <text:p text:style-name="P3"><text:span text:style-name="T60">Anzeige ob der Spieler den Ball hat durch Ball-zeichen im rechten oberen Eck. </text:span></text:p>
        </text:list-item>
        <text:list-item>
          <text:p text:style-name="P3"><text:span text:style-name="T60">Anzeige des Spielstandes in der oberen Mitte des Bildschirms. </text:span></text:p>
        </text:list-item>
        <text:list-item>
          <text:p text:style-name="P3"><text:span text:style-name="T60">Spielende, wenn einer der Teams 3 Punkte erzielt hat. </text:span></text:p>
        </text:list-item>
        <text:list-item>
          <text:p text:style-name="P3"><text:span text:style-name="T60">GameOver und GameLost Screen. </text:span></text:p>
        </text:list-item>
      </text:list>
      <text:p text:style-name="P4"><text:span text:style-name="T60"><text:s/></text:span></text:p>
      <text:p text:style-name="P4"><text:span text:style-name="T60"><text:s/></text:span></text:p>
      <text:p text:style-name="P4"><text:span text:style-name="T61">Texturen </text:span></text:p>
      <text:p text:style-name="P4"><text:span text:style-name="T62">Die Texturen sind an die mit Assimp eingebundenen Modelle, die mit Blender erstellt wurden, angef</text:span><text:span text:style-name="T63">ügt. Die Textur wird dann im Fragment Shader durch entsprechende Kolorierung der entsprechenden Fragmente auf die Modelle aufgetragen.<text:s text:c="2"/></text:span></text:p>
      <text:p text:style-name="P4"><text:span text:style-name="T63">Modell Spieler:<text:s/></text:span><text:a xlink:href="https://free3d.com/3d-model/little-boy-36169.html"><text:span text:style-name="T64">https://free3d.com/3d-model/little-boy-36169.html</text:span></text:a><text:span text:style-name="T65"><text:s/><text:line-break/>Texturen Turnhalle:<text:s/></text:span><text:a xlink:href="https://www.cg.tuwien.ac.at/courses/Textures/"><text:span text:style-name="T66">https://www.cg.tuwien.ac.at/courses/Textures/</text:span></text:a><text:span text:style-name="T67"><text:s/><text:line-break/>Textur Ball:<text:s/></text:span><text:a xlink:href="https://www.cgtrader.com/free-3d-models/sports/toy/soviet-toy-ball"><text:span text:style-name="T68">https://www.cgtrader.com/free-3d-models/sports/toy/soviet-toy-ball</text:span></text:a><text:span text:style-name="T69"><text:s/></text:span></text:p>
      <text:p text:style-name="P4"><text:span text:style-name="T69"><text:s/></text:span></text:p>
      <text:p text:style-name="P4"><text:span text:style-name="T69"><text:s/></text:span></text:p>
      <text:p text:style-name="P4"><text:span text:style-name="T69"><text:s/></text:span></text:p>
      <text:p text:style-name="P4"><text:span text:style-name="T70">Zusätzliche Bibliotheken </text:span></text:p>
      <text:p text:style-name="P4"><text:span text:style-name="T71">Assimp:<text:s/></text:span><text:a xlink:href="https://github.com/assimp/assimp/releases/tag/v4.1.0/"><text:span text:style-name="T72">https://github.com/assimp/assimp/releases/tag/v4.1.0/</text:span></text:a><text:span text:style-name="T73"><text:s/><text:line-break/>Freetype:<text:s/></text:span><text:a xlink:href="https://sourceforge.net/projects/freetype/files/freetype2/"><text:span text:style-name="T74">https://sourceforge.net/projects/freetype/files/freetype2/</text:span></text:a><text:span text:style-name="T75"><text:s/><text:line-break/>GLEW:<text:s/></text:span><text:a xlink:href="http://glew.sourceforge.net/"><text:span text:style-name="T76">http://glew.sourceforge.net/</text:span></text:a><text:span text:style-name="T77"><text:s/><text:line-break/>GLFW:<text:s/></text:span><text:a xlink:href="https://www.glfw.org/download.html"><text:span text:style-name="T78">https://www.glfw.org/download.html</text:span></text:a><text:span text:style-name="T79"><text:s/><text:line-break/>GLM:<text:s/></text:span><text:a xlink:href="https://glm.g-truc.net/0.9.9/index.html"><text:span text:style-name="T80">https://glm.g-truc.net/0.9.9/index.html</text:span></text:a><text:span text:style-name="T81"><text:s/><text:line-break/>PHYSX:<text:s/></text:span><text:a xlink:href="https://developer.nvidia.com/physx-sdk"><text:span text:style-name="T82">https://developer.nvidia.com/physx-sdk</text:span></text:a><text:span text:style-name="T83"><text: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